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33a0" officeooo:paragraph-rsid="000833a0"/>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833a0" officeooo:paragraph-rsid="000833a0" style:font-weight-asian="bold" style:font-weight-complex="bold"/>
    </style:style>
    <style:style style:name="P4" style:family="paragraph" style:parent-style-name="Standard">
      <style:text-properties officeooo:rsid="000b7cfb" officeooo:paragraph-rsid="000b7cfb"/>
    </style:style>
    <style:style style:name="P5" style:family="paragraph" style:parent-style-name="Standard">
      <style:text-properties fo:font-weight="normal" officeooo:rsid="000b7cfb" officeooo:paragraph-rsid="000b7cfb" style:font-weight-asian="normal" style:font-weight-complex="normal"/>
    </style:style>
    <style:style style:name="T1" style:family="text">
      <style:text-properties officeooo:rsid="000912db"/>
    </style:style>
    <style:style style:name="T2" style:family="text">
      <style:text-properties officeooo:rsid="000ce3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A3</text:p>
      <text:p text:style-name="P1"/>
      <text:p text:style-name="P2">Clear</text:p>
      <text:p text:style-name="P1"/>
      <text:p text:style-name="P1">Most of 3.1 was pretty clear, I didn’t have much trouble with the different statements. The logic behind them made a lot of sense. </text:p>
      <text:p text:style-name="P1"/>
      <text:p text:style-name="P3">Muddy</text:p>
      <text:p text:style-name="P1"/>
      <text:p text:style-name="P1">Getting into the more complicated aspects of the different statements, when to use if over else if and just else was a little muddy, it seems like a lot of them basically do the same, like instead of else if you could simply chain if statements to get a similar effect.</text:p>
      <text:p text:style-name="P1"/>
      <text:p text:style-name="P3">Insightful</text:p>
      <text:p text:style-name="P1"/>
      <text:p text:style-name="P1">The amount of new avenues the branching mechanism behind the different statements gives for accomplishing things more quickly. Being able to affect things with conditions just adds… sooo many things you can do, it will be interesting learning the ins and outs.</text:p>
      <text:p text:style-name="P1"/>
      <text:p text:style-name="P3">Hoa4</text:p>
      <text:p text:style-name="P1"/>
      <text:p text:style-name="P3">Clear</text:p>
      <text:p text:style-name="P1"/>
      <text:p text:style-name="P1">The <text:span text:style-name="T1">boolean expressions and assignment statements were clear, as were the precedence rules. </text:span></text:p>
      <text:p text:style-name="P1"/>
      <text:p text:style-name="P3">Muddy</text:p>
      <text:p text:style-name="P1"/>
      <text:p text:style-name="P4">I was originally under the impression that booleans represented numbers, but the book says specifically that they do not, this threw me off a bit.</text:p>
      <text:p text:style-name="P1"/>
      <text:p text:style-name="P3">Insightful</text:p>
      <text:p text:style-name="P3"/>
      <text:p text:style-name="P5">The way that Java solves arithmetic <text:s/>problems by going left to right, we reviewed this in class as well. I see that they include precedence rules, but still it goes left to right and can give the wrong answer without parentheses. <text:span text:style-name="T2">I’ve seen this before but I didn’t know it was because it’s going from left to r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21:38:46.947636301</meta:creation-date>
    <dc:date>2018-04-11T11:45:11.303449479</dc:date>
    <meta:editing-duration>PT3H53M55S</meta:editing-duration>
    <meta:editing-cycles>1</meta:editing-cycles>
    <meta:document-statistic meta:table-count="0" meta:image-count="0" meta:object-count="0" meta:page-count="1" meta:paragraph-count="14" meta:word-count="221" meta:character-count="1261" meta:non-whitespace-character-count="1051"/>
    <meta:generator>LibreOffice/5.4.5.1$Linux_X86_64 LibreOffice_project/40m0$Build-1</meta:generator>
  </office:meta>
</office:document-meta>
</file>